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nn30" table:style-name="ta1">
        <table:shapes>
          <draw:frame draw:z-index="0" draw:style-name="gr1" draw:text-style-name="P1" svg:width="6.2984in" svg:height="3.5449in" svg:x="3.9673in" svg:y="0.7949in">
            <draw:object draw:notify-on-update-of-ranges="nn30.C2:nn30.C8 nn30.A1:nn30.A1 nn30.A2:nn30.A8 nn30.B1:nn30.B1 nn30.B2:nn30.B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2548" calcext:value-type="float">
            <text:p>95.2548</text:p>
          </table:table-cell>
          <table:table-cell office:value-type="float" office:value="90.4929577464789" calcext:value-type="float">
            <text:p>90.49295774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.4306" calcext:value-type="float">
            <text:p>95.4306</text:p>
          </table:table-cell>
          <table:table-cell office:value-type="float" office:value="94.5326278659612" calcext:value-type="float">
            <text:p>94.5326278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5.2464788732394" calcext:value-type="float">
            <text:p>95.2464788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95.575221238938" calcext:value-type="float">
            <text:p>95.57522123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95.0354609929078" calcext:value-type="float">
            <text:p>95.0354609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5.2380952380952" calcext:value-type="float">
            <text:p>95.23809523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5.4225352112676" calcext:value-type="float">
            <text:p>95.422535211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20" table:style-name="ta1">
        <table:shapes>
          <draw:frame draw:z-index="0" draw:style-name="gr1" draw:text-style-name="P1" svg:width="6.2984in" svg:height="3.5449in" svg:x="3.9673in" svg:y="0.7949in">
            <draw:object draw:notify-on-update-of-ranges="nn20.C2:nn20.C8 nn20.A1:nn20.A1 nn20.A2:nn20.A8 nn20.B1:nn20.B1 nn20.B2:nn20.B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9578" calcext:value-type="float">
            <text:p>95.9578</text:p>
          </table:table-cell>
          <table:table-cell office:value-type="float" office:value="91.7253521126761" calcext:value-type="float">
            <text:p>91.72535211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4.8853615520282" calcext:value-type="float">
            <text:p>94.8853615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4.7183098591549" calcext:value-type="float">
            <text:p>94.71830985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5.2212389380531" calcext:value-type="float">
            <text:p>95.221238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.6608" calcext:value-type="float">
            <text:p>96.6608</text:p>
          </table:table-cell>
          <table:table-cell office:value-type="float" office:value="95.3900709219858" calcext:value-type="float">
            <text:p>95.3900709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5.5908289241622" calcext:value-type="float">
            <text:p>95.590828924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5.4225352112676" calcext:value-type="float">
            <text:p>95.4225352113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10" table:style-name="ta1">
        <table:shapes>
          <draw:frame draw:z-index="0" draw:style-name="gr1" draw:text-style-name="P1" svg:width="6.2984in" svg:height="3.5449in" svg:x="3.9673in" svg:y="0.7949in">
            <draw:object draw:notify-on-update-of-ranges="nn10.C2:nn10.C8 nn10.A1:nn10.A1 nn10.A2:nn10.A8 nn10.B1:nn10.B1 nn10.B2:nn10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3.6619718309859" calcext:value-type="float">
            <text:p>93.661971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891" calcext:value-type="float">
            <text:p>97.891</text:p>
          </table:table-cell>
          <table:table-cell office:value-type="float" office:value="94.7089947089947" calcext:value-type="float">
            <text:p>94.7089947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5.9507042253521" calcext:value-type="float">
            <text:p>95.9507042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6.1061946902655" calcext:value-type="float">
            <text:p>96.10619469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5.9219858156029" calcext:value-type="float">
            <text:p>95.92198581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5.9435626102293" calcext:value-type="float">
            <text:p>95.94356261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6.3028169014084" calcext:value-type="float">
            <text:p>96.3028169014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5" table:style-name="ta1">
        <table:shapes>
          <draw:frame draw:z-index="0" draw:style-name="gr1" draw:text-style-name="P1" svg:width="6.2984in" svg:height="3.5449in" svg:x="3.9673in" svg:y="0.7949in">
            <draw:object draw:notify-on-update-of-ranges="nn5.C2:nn5.C8 nn5.A1:nn5.A1 nn5.A2:nn5.A8 nn5.B1:nn5.B1 nn5.B2:nn5.B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3.4859154929578" calcext:value-type="float">
            <text:p>93.4859154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5395" calcext:value-type="float">
            <text:p>97.5395</text:p>
          </table:table-cell>
          <table:table-cell office:value-type="float" office:value="95.2380952380952" calcext:value-type="float">
            <text:p>95.2380952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6.1267605633803" calcext:value-type="float">
            <text:p>96.126760563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5.929203539823" calcext:value-type="float">
            <text:p>95.92920353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6.2765957446809" calcext:value-type="float">
            <text:p>96.276595744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6.2962962962963" calcext:value-type="float">
            <text:p>96.29629629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6.6608" calcext:value-type="float">
            <text:p>96.6608</text:p>
          </table:table-cell>
          <table:table-cell office:value-type="float" office:value="96.4788732394366" calcext:value-type="float">
            <text:p>96.4788732394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3" table:style-name="ta1">
        <table:shapes>
          <draw:frame draw:z-index="0" draw:style-name="gr1" draw:text-style-name="P1" svg:width="6.2984in" svg:height="3.5449in" svg:x="3.9673in" svg:y="0.7949in">
            <draw:object draw:notify-on-update-of-ranges="nn3.C2:nn3.C8 nn3.A1:nn3.A1 nn3.A2:nn3.A8 nn3.B1:nn3.B1 nn3.B2:nn3.B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3.6619718309859" calcext:value-type="float">
            <text:p>93.6619718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.3638" calcext:value-type="float">
            <text:p>97.3638</text:p>
          </table:table-cell>
          <table:table-cell office:value-type="float" office:value="95.4144620811288" calcext:value-type="float">
            <text:p>95.41446208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.4851" calcext:value-type="float">
            <text:p>96.4851</text:p>
          </table:table-cell>
          <table:table-cell office:value-type="float" office:value="95.9507042253521" calcext:value-type="float">
            <text:p>95.95070422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5.3982300884956" calcext:value-type="float">
            <text:p>95.39823008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5.5673758865248" calcext:value-type="float">
            <text:p>95.567375886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.0123" calcext:value-type="float">
            <text:p>97.0123</text:p>
          </table:table-cell>
          <table:table-cell office:value-type="float" office:value="95.9435626102293" calcext:value-type="float">
            <text:p>95.94356261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7.188" calcext:value-type="float">
            <text:p>97.188</text:p>
          </table:table-cell>
          <table:table-cell office:value-type="float" office:value="96.1267605633803" calcext:value-type="float">
            <text:p>96.1267605634</text:p>
          </table:table-cell>
          <table:table-cell office:value-type="float" office:value="8" calcext:value-type="float">
            <text:p>8</text:p>
          </table:table-cell>
        </table:table-row>
      </table:table>
      <table:table table:name="nn1" table:style-name="ta1">
        <table:shapes>
          <draw:frame draw:z-index="0" draw:style-name="gr1" draw:text-style-name="P1" svg:width="6.2984in" svg:height="3.5449in" svg:x="3.9673in" svg:y="0.7949in">
            <draw:object draw:notify-on-update-of-ranges="nn1.C2:nn1.C8 nn1.A1:nn1.A1 nn1.A2:nn1.A8 nn1.B1:nn1.B1 nn1.B2:nn1.B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ka</text:p>
          </table:table-cell>
          <table:table-cell office:value-type="string" calcext:value-type="string">
            <text:p>Implementacion</text:p>
          </table:table-cell>
          <table:table-cell/>
        </table:table-row>
        <table:table-row table:style-name="ro1">
          <table:table-cell office:value-type="float" office:value="95.6063" calcext:value-type="float">
            <text:p>95.6063</text:p>
          </table:table-cell>
          <table:table-cell office:value-type="float" office:value="94.1901408450704" calcext:value-type="float">
            <text:p>94.19014084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6.8366" calcext:value-type="float">
            <text:p>96.8366</text:p>
          </table:table-cell>
          <table:table-cell office:value-type="float" office:value="95.0617283950617" calcext:value-type="float">
            <text:p>95.06172839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.9033" calcext:value-type="float">
            <text:p>94.9033</text:p>
          </table:table-cell>
          <table:table-cell office:value-type="float" office:value="95.2464788732394" calcext:value-type="float">
            <text:p>95.24647887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.3093" calcext:value-type="float">
            <text:p>96.3093</text:p>
          </table:table-cell>
          <table:table-cell office:value-type="float" office:value="95.2212389380531" calcext:value-type="float">
            <text:p>95.221238938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.7821" calcext:value-type="float">
            <text:p>95.7821</text:p>
          </table:table-cell>
          <table:table-cell office:value-type="float" office:value="95.0354609929078" calcext:value-type="float">
            <text:p>95.03546099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4.3761" calcext:value-type="float">
            <text:p>94.3761</text:p>
          </table:table-cell>
          <table:table-cell office:value-type="float" office:value="94.8853615520282" calcext:value-type="float">
            <text:p>94.8853615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5.0791" calcext:value-type="float">
            <text:p>95.0791</text:p>
          </table:table-cell>
          <table:table-cell office:value-type="float" office:value="95.0704225352113" calcext:value-type="float">
            <text:p>95.0704225352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00/00/0000</text:date>, <text:time style:data-style-name="N2" text:time-value="14:18:00.605992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9:43:31.460863769</meta:creation-date>
    <dc:date>2014-10-29T14:19:47.934047202</dc:date>
    <meta:editing-duration>P0D</meta:editing-duration>
    <meta:editing-cycles>6</meta:editing-cycles>
    <meta:generator>LibreOffice/4.2.5.2$Linux_x86 LibreOffice_project/420m0$Build-2</meta:generator>
    <meta:document-statistic meta:table-count="6" meta:cell-count="13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1 y Validación Cruzada</text:p>
        </chart:subtitle>
        <chart:legend chart:legend-position="end" svg:x="12.834cm" svg:y="3.958cm" style:legend-expansion="high" chart:style-name="ch4"/>
        <chart:plot-area chart:style-name="ch5" table:cell-range-address="nn1.B2:nn1.C8 nn1.A1:nn1.A8 nn1.B1:nn1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1.C2:nn1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1.A2:nn1.A8" chart:label-cell-address="nn1.A1:nn1.A1" chart:class="chart:bar">
            <chart:data-point chart:repeated="7"/>
          </chart:series>
          <chart:series chart:style-name="ch12" chart:values-cell-range-address="nn1.B2:nn1.B8" chart:label-cell-address="nn1.B1:nn1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1.A1:nn1.A1</svg:desc>
                </draw:g>
              </table:table-cell>
              <table:table-cell office:value-type="string">
                <text:p>Implementacion</text:p>
                <draw:g>
                  <svg:desc>nn1.B1:nn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1.C2:nn1.C8</svg:desc>
                </draw:g>
              </table:table-cell>
              <table:table-cell office:value-type="float" office:value="95.6063">
                <text:p>95.6063</text:p>
                <draw:g>
                  <svg:desc>nn1.A2:nn1.A8</svg:desc>
                </draw:g>
              </table:table-cell>
              <table:table-cell office:value-type="float" office:value="94.1901408450704">
                <text:p>94.1901408450704</text:p>
                <draw:g>
                  <svg:desc>nn1.B2:nn1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8366">
                <text:p>96.8366</text:p>
              </table:table-cell>
              <table:table-cell office:value-type="float" office:value="95.0617283950617">
                <text:p>95.06172839506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4.9033">
                <text:p>94.9033</text:p>
              </table:table-cell>
              <table:table-cell office:value-type="float" office:value="95.2464788732394">
                <text:p>95.24647887323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3093">
                <text:p>96.3093</text:p>
              </table:table-cell>
              <table:table-cell office:value-type="float" office:value="95.2212389380531">
                <text:p>95.2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5.0354609929078">
                <text:p>95.0354609929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4.3761">
                <text:p>94.3761</text:p>
              </table:table-cell>
              <table:table-cell office:value-type="float" office:value="94.8853615520282">
                <text:p>94.88536155202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0791">
                <text:p>95.0791</text:p>
              </table:table-cell>
              <table:table-cell office:value-type="float" office:value="95.0704225352113">
                <text:p>95.0704225352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3 y Validación Cruzada</text:p>
        </chart:subtitle>
        <chart:legend chart:legend-position="end" svg:x="12.834cm" svg:y="3.958cm" style:legend-expansion="high" chart:style-name="ch4"/>
        <chart:plot-area chart:style-name="ch5" table:cell-range-address="nn3.B2:nn3.C8 nn3.A1:nn3.A8 nn3.B1:nn3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3.C2:nn3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3.A2:nn3.A8" chart:label-cell-address="nn3.A1:nn3.A1" chart:class="chart:bar">
            <chart:data-point chart:repeated="7"/>
          </chart:series>
          <chart:series chart:style-name="ch12" chart:values-cell-range-address="nn3.B2:nn3.B8" chart:label-cell-address="nn3.B1:nn3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3.A1:nn3.A1</svg:desc>
                </draw:g>
              </table:table-cell>
              <table:table-cell office:value-type="string">
                <text:p>Implementacion</text:p>
                <draw:g>
                  <svg:desc>nn3.B1:nn3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3.C2:nn3.C8</svg:desc>
                </draw:g>
              </table:table-cell>
              <table:table-cell office:value-type="float" office:value="97.0123">
                <text:p>97.0123</text:p>
                <draw:g>
                  <svg:desc>nn3.A2:nn3.A8</svg:desc>
                </draw:g>
              </table:table-cell>
              <table:table-cell office:value-type="float" office:value="93.6619718309859">
                <text:p>93.6619718309859</text:p>
                <draw:g>
                  <svg:desc>nn3.B2:nn3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3638">
                <text:p>97.3638</text:p>
              </table:table-cell>
              <table:table-cell office:value-type="float" office:value="95.4144620811288">
                <text:p>95.41446208112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5.9507042253521">
                <text:p>95.95070422535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5.3982300884956">
                <text:p>95.39823008849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5673758865248">
                <text:p>95.56737588652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9435626102293">
                <text:p>95.94356261022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6.1267605633803">
                <text:p>96.12676056338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245cm" svg:y="1.296cm" chart:style-name="ch3">
          <text:p>con nN=5 y Validación Cruzada</text:p>
        </chart:subtitle>
        <chart:legend chart:legend-position="end" svg:x="12.834cm" svg:y="3.958cm" style:legend-expansion="high" chart:style-name="ch4"/>
        <chart:plot-area chart:style-name="ch5" table:cell-range-address="nn5.B2:nn5.C8 nn5.A1:nn5.A8 nn5.B1:nn5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5.C2:nn5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5.A2:nn5.A8" chart:label-cell-address="nn5.A1:nn5.A1" chart:class="chart:bar">
            <chart:data-point chart:repeated="7"/>
          </chart:series>
          <chart:series chart:style-name="ch12" chart:values-cell-range-address="nn5.B2:nn5.B8" chart:label-cell-address="nn5.B1:nn5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5.A1:nn5.A1</svg:desc>
                </draw:g>
              </table:table-cell>
              <table:table-cell office:value-type="string">
                <text:p>Implementacion</text:p>
                <draw:g>
                  <svg:desc>nn5.B1:nn5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5.C2:nn5.C8</svg:desc>
                </draw:g>
              </table:table-cell>
              <table:table-cell office:value-type="float" office:value="97.0123">
                <text:p>97.0123</text:p>
                <draw:g>
                  <svg:desc>nn5.A2:nn5.A8</svg:desc>
                </draw:g>
              </table:table-cell>
              <table:table-cell office:value-type="float" office:value="93.4859154929578">
                <text:p>93.4859154929578</text:p>
                <draw:g>
                  <svg:desc>nn5.B2:nn5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5395">
                <text:p>97.5395</text:p>
              </table:table-cell>
              <table:table-cell office:value-type="float" office:value="95.2380952380952">
                <text:p>95.23809523809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6.1267605633803">
                <text:p>96.126760563380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929203539823">
                <text:p>95.92920353982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6.2765957446809">
                <text:p>96.27659574468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  <table:table-cell office:value-type="float" office:value="96.2962962962963">
                <text:p>96.29629629629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6608">
                <text:p>96.6608</text:p>
              </table:table-cell>
              <table:table-cell office:value-type="float" office:value="96.4788732394366">
                <text:p>96.4788732394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10 y Validación Cruzada</text:p>
        </chart:subtitle>
        <chart:legend chart:legend-position="end" svg:x="12.834cm" svg:y="3.958cm" style:legend-expansion="high" chart:style-name="ch4"/>
        <chart:plot-area chart:style-name="ch5" table:cell-range-address="nn10.B2:nn10.C8 nn10.A1:nn10.A8 nn10.B1:nn1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10.C2:nn1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10.A2:nn10.A8" chart:label-cell-address="nn10.A1:nn10.A1" chart:class="chart:bar">
            <chart:data-point chart:repeated="7"/>
          </chart:series>
          <chart:series chart:style-name="ch12" chart:values-cell-range-address="nn10.B2:nn10.B8" chart:label-cell-address="nn10.B1:nn1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10.A1:nn10.A1</svg:desc>
                </draw:g>
              </table:table-cell>
              <table:table-cell office:value-type="string">
                <text:p>Implementacion</text:p>
                <draw:g>
                  <svg:desc>nn10.B1:nn1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10.C2:nn10.C8</svg:desc>
                </draw:g>
              </table:table-cell>
              <table:table-cell office:value-type="float" office:value="96.8366">
                <text:p>96.8366</text:p>
                <draw:g>
                  <svg:desc>nn10.A2:nn10.A8</svg:desc>
                </draw:g>
              </table:table-cell>
              <table:table-cell office:value-type="float" office:value="93.6619718309859">
                <text:p>93.6619718309859</text:p>
                <draw:g>
                  <svg:desc>nn10.B2:nn1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.891">
                <text:p>97.891</text:p>
              </table:table-cell>
              <table:table-cell office:value-type="float" office:value="94.7089947089947">
                <text:p>94.70899470899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7.188">
                <text:p>97.188</text:p>
              </table:table-cell>
              <table:table-cell office:value-type="float" office:value="95.9507042253521">
                <text:p>95.95070422535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6.1061946902655">
                <text:p>96.10619469026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7.188">
                <text:p>97.188</text:p>
              </table:table-cell>
              <table:table-cell office:value-type="float" office:value="95.9219858156029">
                <text:p>95.92198581560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5.9435626102293">
                <text:p>95.94356261022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6.3028169014084">
                <text:p>96.30281690140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20 y Validación Cruzada</text:p>
        </chart:subtitle>
        <chart:legend chart:legend-position="end" svg:x="12.834cm" svg:y="3.958cm" style:legend-expansion="high" chart:style-name="ch4"/>
        <chart:plot-area chart:style-name="ch5" table:cell-range-address="nn20.B2:nn20.C8 nn20.A1:nn20.A8 nn20.B1:nn2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20.C2:nn2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20.A2:nn20.A8" chart:label-cell-address="nn20.A1:nn20.A1" chart:class="chart:bar">
            <chart:data-point chart:repeated="7"/>
          </chart:series>
          <chart:series chart:style-name="ch12" chart:values-cell-range-address="nn20.B2:nn20.B8" chart:label-cell-address="nn20.B1:nn2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20.A1:nn20.A1</svg:desc>
                </draw:g>
              </table:table-cell>
              <table:table-cell office:value-type="string">
                <text:p>Implementacion</text:p>
                <draw:g>
                  <svg:desc>nn20.B1:nn2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20.C2:nn20.C8</svg:desc>
                </draw:g>
              </table:table-cell>
              <table:table-cell office:value-type="float" office:value="95.9578">
                <text:p>95.9578</text:p>
                <draw:g>
                  <svg:desc>nn20.A2:nn20.A8</svg:desc>
                </draw:g>
              </table:table-cell>
              <table:table-cell office:value-type="float" office:value="91.7253521126761">
                <text:p>91.7253521126761</text:p>
                <draw:g>
                  <svg:desc>nn20.B2:nn2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4.8853615520282">
                <text:p>94.885361552028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6.4851">
                <text:p>96.4851</text:p>
              </table:table-cell>
              <table:table-cell office:value-type="float" office:value="94.7183098591549">
                <text:p>94.718309859154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6.8366">
                <text:p>96.8366</text:p>
              </table:table-cell>
              <table:table-cell office:value-type="float" office:value="95.2212389380531">
                <text:p>95.22123893805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6.6608">
                <text:p>96.6608</text:p>
              </table:table-cell>
              <table:table-cell office:value-type="float" office:value="95.3900709219858">
                <text:p>95.390070921985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6.4851">
                <text:p>96.4851</text:p>
              </table:table-cell>
              <table:table-cell office:value-type="float" office:value="95.5908289241622">
                <text:p>95.590828924162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7.0123">
                <text:p>97.0123</text:p>
              </table:table-cell>
              <table:table-cell office:value-type="float" office:value="95.4225352112676">
                <text:p>95.42253521126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bar" chart:style-name="ch1">
        <chart:title svg:x="4.328cm" svg:y="0.315cm" chart:style-name="ch2">
          <text:p>Resultados para el conjunto Wdbc</text:p>
        </chart:title>
        <chart:subtitle svg:x="5.14cm" svg:y="1.296cm" chart:style-name="ch3">
          <text:p>con nN=30 y Validación Cruzada</text:p>
        </chart:subtitle>
        <chart:legend chart:legend-position="end" svg:x="12.834cm" svg:y="3.958cm" style:legend-expansion="high" chart:style-name="ch4"/>
        <chart:plot-area chart:style-name="ch5" table:cell-range-address="nn30.B2:nn30.C8 nn30.A1:nn30.A8 nn30.B1:nn30.B1" chart:data-source-has-labels="both" svg:x="1.327cm" svg:y="2.335cm" svg:width="10.87cm" svg:height="5.512cm">
          <chartooo:coordinate-region svg:x="2.128cm" svg:y="2.532cm" svg:width="10.069cm" svg:height="4.672cm"/>
          <chart:axis chart:dimension="x" chart:name="primary-x" chart:style-name="ch6" chartooo:axis-type="auto">
            <chartooo:date-scale/>
            <chart:title svg:x="5.906cm" svg:y="8.028cm" chart:style-name="ch7">
              <text:p>Particiones</text:p>
            </chart:title>
            <chart:categories table:cell-range-address="nn30.C2:nn30.C8"/>
          </chart:axis>
          <chart:axis chart:dimension="y" chart:name="primary-y" chart:style-name="ch8">
            <chart:title svg:x="0.451cm" svg:y="5.816cm" chart:style-name="ch9">
              <text:p>% Acierto</text:p>
            </chart:title>
            <chart:grid chart:style-name="ch10" chart:class="major"/>
          </chart:axis>
          <chart:series chart:style-name="ch11" chart:values-cell-range-address="nn30.A2:nn30.A8" chart:label-cell-address="nn30.A1:nn30.A1" chart:class="chart:bar">
            <chart:data-point chart:repeated="7"/>
          </chart:series>
          <chart:series chart:style-name="ch12" chart:values-cell-range-address="nn30.B2:nn30.B8" chart:label-cell-address="nn30.B1:nn30.B1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eka</text:p>
                <draw:g>
                  <svg:desc>nn30.A1:nn30.A1</svg:desc>
                </draw:g>
              </table:table-cell>
              <table:table-cell office:value-type="string">
                <text:p>Implementacion</text:p>
                <draw:g>
                  <svg:desc>nn30.B1:nn30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nn30.C2:nn30.C8</svg:desc>
                </draw:g>
              </table:table-cell>
              <table:table-cell office:value-type="float" office:value="95.2548">
                <text:p>95.2548</text:p>
                <draw:g>
                  <svg:desc>nn30.A2:nn30.A8</svg:desc>
                </draw:g>
              </table:table-cell>
              <table:table-cell office:value-type="float" office:value="90.4929577464789">
                <text:p>90.4929577464789</text:p>
                <draw:g>
                  <svg:desc>nn30.B2:nn30.B8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5.4306">
                <text:p>95.4306</text:p>
              </table:table-cell>
              <table:table-cell office:value-type="float" office:value="94.5326278659612">
                <text:p>94.532627865961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.9578">
                <text:p>95.9578</text:p>
              </table:table-cell>
              <table:table-cell office:value-type="float" office:value="95.2464788732394">
                <text:p>95.246478873239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5.575221238938">
                <text:p>95.5752212389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95.7821">
                <text:p>95.7821</text:p>
              </table:table-cell>
              <table:table-cell office:value-type="float" office:value="95.0354609929078">
                <text:p>95.035460992907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5.9578">
                <text:p>95.9578</text:p>
              </table:table-cell>
              <table:table-cell office:value-type="float" office:value="95.2380952380952">
                <text:p>95.23809523809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5.9578">
                <text:p>95.9578</text:p>
              </table:table-cell>
              <table:table-cell office:value-type="float" office:value="95.4225352112676">
                <text:p>95.422535211267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